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3cm"/>
    </style:style>
    <style:style style:name="pr2" style:family="presentation" style:parent-style-name="Padrão-outline1">
      <style:graphic-properties fo:min-height="8.88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2.63cm" svg:x="1.4cm" svg:y="0.627cm" presentation:class="title" presentation:user-transformed="true">
          <draw:text-box>
            <text:p>Operações bit a bit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volvem geralmente um registrador e uma constante (máscara).</text:p>
              </text:list-item>
              <text:list-item>
                <text:p>Servem para economizar memória</text:p>
              </text:list-item>
              <text:list-item>
                <text:p>Servem para setar ou resetar um bit sem alterar os demais e também para testar um determinado bi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14:37.767209547</meta:creation-date>
    <dc:date>2018-10-15T19:12:48.055399761</dc:date>
    <meta:editing-duration>PT1H48M40S</meta:editing-duration>
    <meta:editing-cycles>12</meta:editing-cycles>
    <meta:generator>LibreOffice/5.1.4.2$Linux_X86_64 LibreOffice_project/10m0$Build-2</meta:generator>
    <meta:document-statistic meta:object-count="29"/>
  </office:meta>
</office:document-meta>
</file>